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BMPlexMono" svg:font-family="IBMPlexMono, 'Courier New', monospace, Consolas, 'Courier New', monospace"/>
    <style:font-face style:name="OpenSymbol" svg:font-family="OpenSymbol"/>
    <style:font-face style:name="Roboto" svg:font-family="Roboto"/>
    <style:font-face style:name="Arial2" svg:font-family="Arial" style:font-family-generic="swiss"/>
    <style:font-face style:name="San ser" svg:font-family="'San ser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style:font-name="Arial"/>
    </style:style>
    <style:style style:name="P7" style:family="paragraph" style:parent-style-name="Text_20_body" style:list-style-name="L2">
      <style:text-properties style:font-name="Arial"/>
    </style:style>
    <style:style style:name="P8" style:family="paragraph" style:parent-style-name="Text_20_body" style:list-style-name="L4">
      <style:text-properties style:font-name="Arial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T1" style:family="text">
      <style:text-properties style:font-name="Times New Roman"/>
    </style:style>
    <style:style style:name="T2" style:family="text">
      <style:text-properties style:font-name="IBMPlexMono" fo:font-size="9pt" fo:font-weight="normal"/>
    </style:style>
    <style:style style:name="T3" style:family="text">
      <style:text-properties fo:color="#a31515" style:font-name="IBMPlexMono" fo:font-size="9pt" fo:font-weight="normal"/>
    </style:style>
    <style:style style:name="T4" style:family="text">
      <style:text-properties fo:color="#0451a5" style:font-name="IBMPlexMono" fo:font-size="9pt" fo:font-weight="normal"/>
    </style:style>
    <style:style style:name="T5" style:family="text">
      <style:text-properties style:font-name="Arial"/>
    </style:style>
    <style:style style:name="T6" style:family="text">
      <style:text-properties style:font-name="Arial Black"/>
    </style:style>
    <style:style style:name="T7" style:family="text">
      <style:text-properties style:font-name="Times New Roman"/>
    </style:style>
    <style:style style:name="T8" style:family="text">
      <style:text-properties style:use-window-font-color="true" style:font-name="Times New Roman" fo:font-size="12pt" style:font-size-asian="12pt" style:font-size-complex="12pt"/>
    </style:style>
    <style:style style:name="T9" style:family="text">
      <style:text-properties style:use-window-font-color="true" style:font-name="Times New Roman" fo:font-size="12pt" fo:font-weight="normal" fo:background-color="#ffffff" style:font-size-asian="12pt" style:font-size-complex="12pt"/>
    </style:style>
    <style:style style:name="T10" style:family="text">
      <style:text-properties style:use-window-font-color="true" style:font-name="Arial" fo:font-size="12pt" style:font-size-asian="12pt" style:font-size-complex="12pt"/>
    </style:style>
    <style:style style:name="T11" style:family="text">
      <style:text-properties style:use-window-font-color="true" style:font-name="Arial" fo:font-size="12pt" fo:font-weight="normal" fo:background-color="#ffffff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README - zidentyfikowane bugi i nieprawidłowe statusy </text:h>
      <text:h text:style-name="P1" text:outline-level="3">Users</text:h>
      <text:p text:style-name="P6"/>
      <text:list xml:id="list824352500253447047" text:style-name="L1">
        <text:list-header>
          <text:p text:style-name="P9"><text:span text:style-name="Strong_20_Emphasis"><text:span text:style-name="T5">Logowanie (niepoprawne hasło)</text:span></text:span><text:span text:style-name="T5"><text:line-break/>Oczekiwany status: 401 Unauthorized<text:line-break/>Obecny status: 200 OK, zwraca </text:span><text:span text:style-name="Source_20_Text"><text:span text:style-name="T5">-1</text:span></text:span><text:span text:style-name="T5"><text:line-break/> </text:span></text:p>
          <text:p text:style-name="P9"><text:span text:style-name="Strong_20_Emphasis"><text:span text:style-name="T5">Logowanie (niepoprawny login)</text:span></text:span><text:span text:style-name="T5"><text:line-break/>Oczekiwany status: 401 Unauthorized<text:line-break/>Obecny status: 200 OK, zwraca </text:span><text:span text:style-name="Source_20_Text"><text:span text:style-name="T5">-1</text:span></text:span><text:span text:style-name="T5"><text:line-break/></text:span></text:p>
          <text:p text:style-name="P2"><text:span text:style-name="Strong_20_Emphasis"><text:span text:style-name="T5">Walidacja pustych pól</text:span></text:span><text:span text:style-name="T5"><text:line-break/>Oczekiwany status: 400 Bad Request<text:line-break/>Obecny status: 200 OK, zwraca </text:span><text:span text:style-name="Source_20_Text"><text:span text:style-name="T5">-1</text:span></text:span></text:p>
        </text:list-header>
      </text:list>
      <text:h text:style-name="P1" text:outline-level="3">Titles</text:h>
      <text:list xml:id="list6279948407127527750" text:style-name="L2">
        <text:list-item>
          <text:p text:style-name="P10"><text:span text:style-name="Strong_20_Emphasis"><text:span text:style-name="T5">Pobranie listy tytułów bez autoryzacji</text:span></text:span><text:span text:style-name="T5"><text:line-break/>Oczekiwany status: 401 Unauthorized<text:line-break/>Obecny status: 200 OK<text:line-break/> </text:span></text:p>
        </text:list-item>
        <text:list-item>
          <text:p text:style-name="P10"><text:span text:style-name="Strong_20_Emphasis"><text:span text:style-name="T5">Dodanie tytułu bez autora</text:span></text:span><text:span text:style-name="T5"><text:line-break/>Oczekiwany status: 400 Bad Request<text:line-break/>Obecny status: 500 Internal Server Error<text:line-break/> </text:span></text:p>
        </text:list-item>
        <text:list-item>
          <text:p text:style-name="P10"><text:span text:style-name="Strong_20_Emphasis"><text:span text:style-name="T5">Dodanie tytułu bez nazwy</text:span></text:span><text:span text:style-name="T5"><text:line-break/>Oczekiwany status: 400 Bad Request<text:line-break/>Obecny status: 500 Internal Server Error<text:line-break/> </text:span></text:p>
        </text:list-item>
        <text:list-item>
          <text:p text:style-name="P10"><text:span text:style-name="Strong_20_Emphasis"><text:span text:style-name="T5">Dodanie samego roku publikacji książki bez tytułu i autora</text:span></text:span><text:span text:style-name="T5"><text:line-break/>Oczekiwany status: 400 Bad Request<text:line-break/>Obecny status: 500 Internal Server Error<text:line-break/> </text:span></text:p>
        </text:list-item>
        <text:list-item>
          <text:p text:style-name="P10"><text:span text:style-name="Strong_20_Emphasis"><text:span text:style-name="T5">Edycja nieistniejącego tytułu</text:span></text:span><text:span text:style-name="T5"><text:line-break/>Oczekiwany status: 404 Not Found<text:line-break/>Obecny status: 500 Internal Server Error<text:line-break/> </text:span></text:p>
        </text:list-item>
        <text:list-item>
          <text:p text:style-name="P10"><text:span text:style-name="Strong_20_Emphasis"><text:span text:style-name="T5">Usunięcie nieistniejącego tytułu</text:span></text:span><text:span text:style-name="T5"><text:line-break/>Oczekiwany status: 404 Not Found<text:line-break/>Obecny status: 200 OK (false)<text:line-break/></text:span></text:p>
        </text:list-item>
        <text:list-item>
          <text:p text:style-name="P10"><text:span text:style-name="Strong_20_Emphasis"><text:span text:style-name="T5">Brak autoryzacji przy dodawaniu tytułu</text:span></text:span><text:span text:style-name="T5"><text:line-break/>Oczekiwany status: 401 Unauthorized<text:line-break/>Obecny status: 401 Unauthorized<text:line-break/> </text:span></text:p>
        </text:list-item>
        <text:list-item>
          <text:p text:style-name="P3"><text:span text:style-name="Strong_20_Emphasis"><text:span text:style-name="T5">Edge case – bardzo długi tytuł</text:span></text:span><text:span text:style-name="T5"><text:line-break/>Oczekiwany status: 400 Bad Request<text:line-break/>Obecny status: 500 Internal Server Error</text:span></text:p>
          <text:p text:style-name="P7"><text:soft-page-break/><text:s/></text:p>
        </text:list-item>
      </text:list>
      <text:h text:style-name="P1" text:outline-level="3">Items</text:h>
      <text:list xml:id="list487827168121233144" text:style-name="L3">
        <text:list-item>
          <text:p text:style-name="P11"><text:span text:style-name="Strong_20_Emphasis"><text:span text:style-name="T5">Pobranie listy egzemplarzy bez autoryzacji</text:span></text:span><text:span text:style-name="T5"><text:line-break/>Oczekiwany status: 401 Unauthorized<text:line-break/>Obecny status: 200 OK<text:line-break/></text:span></text:p>
        </text:list-item>
        <text:list-item>
          <text:p text:style-name="P11"><text:span text:style-name="Strong_20_Emphasis"><text:span text:style-name="T5">Dodanie egzemplarza bez </text:span></text:span><text:span text:style-name="Strong_20_Emphasis"><text:span text:style-name="Source_20_Text"><text:span text:style-name="T5">titleId</text:span></text:span></text:span><text:span text:style-name="T5"><text:line-break/>Oczekiwany status: 400 Bad Request<text:line-break/>Obecny status: 500 Internal Server Error<text:line-break/>. </text:span></text:p>
        </text:list-item>
        <text:list-item>
          <text:p text:style-name="P11"><text:span text:style-name="Strong_20_Emphasis"><text:span text:style-name="T5">Edycja nieistniejącego egzemplarza</text:span></text:span><text:span text:style-name="T5"><text:line-break/>Oczekiwany status: 404 Not Found<text:line-break/>Obecny status: 500 Internal Server Error<text:line-break/>. </text:span></text:p>
        </text:list-item>
        <text:list-item>
          <text:p text:style-name="P11"><text:span text:style-name="Strong_20_Emphasis"><text:span text:style-name="T5">Usunięcie nieistniejącego egzemplarza</text:span></text:span><text:span text:style-name="T5"><text:line-break/>Oczekiwany status: 404 Not Found<text:line-break/>Obecny status: 500 Internal Server Error<text:line-break/>. </text:span></text:p>
        </text:list-item>
        <text:list-item>
          <text:p text:style-name="P11"><text:span text:style-name="Strong_20_Emphasis"><text:span text:style-name="T5">Edge case – data przyszła (purchaseDate w przyszłości)</text:span></text:span><text:span text:style-name="T5"><text:line-break/>Oczekiwany status: 400 Bad Request<text:line-break/>Obecny status: 200 OK<text:line-break/></text:span></text:p>
        </text:list-item>
        <text:list-item>
          <text:p text:style-name="P4"><text:span text:style-name="Strong_20_Emphasis"><text:span text:style-name="T5">Brak autoryzacji przy dodawaniu egzemplarza</text:span></text:span><text:span text:style-name="T5"><text:line-break/>Oczekiwany status: 401 Unauthorized<text:line-break/>Obecny status: 200 OK</text:span></text:p>
        </text:list-item>
      </text:list>
      <text:p text:style-name="P6"/>
      <text:h text:style-name="P1" text:outline-level="3">Rents</text:h>
      <text:p text:style-name="P6"/>
      <text:list xml:id="list39321263" text:continue-numbering="true" text:style-name="L3">
        <text:list-item>
          <text:p text:style-name="P4"><text:tab/><text:span text:style-name="Strong_20_Emphasis"><text:span text:style-name="T5">Dodanie wypożyczenia</text:span></text:span></text:p>
        </text:list-item>
      </text:list>
      <text:list xml:id="list6061351722037246719" text:style-name="L4">
        <text:list-header>
          <text:p text:style-name="P12"><text:tab/><text:span text:style-name="T5">Obserwacja: Po wypożyczeniu egzemplarz nr 6108 pobrałem raz jeszcze listę egzemplarzy i pozycja 6108 nadal jest w statusie </text:span><text:span text:style-name="T10">„</text:span><text:span text:style-name="T11">AVAILABLE”</text:span></text:p>
          <text:p text:style-name="P12"><text:span text:style-name="T11"/></text:p>
        </text:list-header>
        <text:list-item>
          <text:p text:style-name="P12"><text:span text:style-name="Strong_20_Emphasis"><text:span text:style-name="T5">Pobranie listy wypożyczeń bez autoryzacji</text:span></text:span><text:span text:style-name="T5"><text:line-break/>Oczekiwany status: 401 Unauthorized<text:line-break/>Obecny status: 200 OK<text:line-break/></text:span></text:p>
        </text:list-item>
        <text:list-item>
          <text:p text:style-name="P12"><text:span text:style-name="Strong_20_Emphasis"><text:span text:style-name="T5">Dodanie wypożyczenia bez klienta (</text:span></text:span><text:span text:style-name="Strong_20_Emphasis"><text:span text:style-name="Source_20_Text"><text:span text:style-name="T5">customerName</text:span></text:span></text:span><text:span text:style-name="Strong_20_Emphasis"><text:span text:style-name="T5">)</text:span></text:span><text:span text:style-name="T5"><text:line-break/>Oczekiwany status: 400 Bad Request<text:line-break/>Obecny status: 500 Internal Server Error<text:line-break/></text:span></text:p>
        </text:list-item>
        <text:list-item>
          <text:p text:style-name="P12"><text:span text:style-name="Strong_20_Emphasis"><text:span text:style-name="T5">Edycja nieistniejącego wypożyczenia</text:span></text:span><text:span text:style-name="T5"><text:line-break/>Oczekiwany status: 404 Not Found<text:line-break/>Obecny status: 500 Internal Server Error<text:line-break/> </text:span></text:p>
        </text:list-item>
        <text:list-item>
          <text:p text:style-name="P12"><text:span text:style-name="Strong_20_Emphasis"><text:span text:style-name="T5">Usunięcie nieistniejącego wypożyczenia</text:span></text:span><text:span text:style-name="T5"><text:line-break/>Oczekiwany status: 404 Not Found<text:line-break/></text:span><text:soft-page-break/><text:span text:style-name="T5">Obecny status: 200 OK (false)<text:line-break/> </text:span></text:p>
        </text:list-item>
        <text:list-item>
          <text:p text:style-name="P12"><text:span text:style-name="Strong_20_Emphasis"><text:span text:style-name="T5">Edge case – </text:span></text:span><text:span text:style-name="Strong_20_Emphasis"><text:span text:style-name="Source_20_Text"><text:span text:style-name="T5">expirationDate</text:span></text:span></text:span><text:span text:style-name="Strong_20_Emphasis"><text:span text:style-name="T5"> &lt; </text:span></text:span><text:span text:style-name="Strong_20_Emphasis"><text:span text:style-name="Source_20_Text"><text:span text:style-name="T5">loanDate</text:span></text:span></text:span><text:span text:style-name="T5"><text:line-break/>Oczekiwany status: 400 Bad Request<text:line-break/>Obecny status: 500 Internal Server Error<text:line-break/></text:span></text:p>
        </text:list-item>
        <text:list-item>
          <text:p text:style-name="P12"><text:span text:style-name="Strong_20_Emphasis"><text:span text:style-name="T5">Edge case – bardzo długi </text:span></text:span><text:span text:style-name="Strong_20_Emphasis"><text:span text:style-name="Source_20_Text"><text:span text:style-name="T5">customerName</text:span></text:span></text:span><text:span text:style-name="T5"><text:line-break/>Oczekiwany status: 400 Bad Request<text:line-break/>Obecny status: 500 Internal Server Error<text:line-break/></text:span></text:p>
        </text:list-item>
        <text:list-item>
          <text:p text:style-name="P12"><text:span text:style-name="Strong_20_Emphasis"><text:span text:style-name="T5">Walidacja pustych dat (</text:span></text:span><text:span text:style-name="Strong_20_Emphasis"><text:span text:style-name="Source_20_Text"><text:span text:style-name="T5">loanDate</text:span></text:span></text:span><text:span text:style-name="Strong_20_Emphasis"><text:span text:style-name="T5"> i/lub </text:span></text:span><text:span text:style-name="Strong_20_Emphasis"><text:span text:style-name="Source_20_Text"><text:span text:style-name="T5">expirationDate</text:span></text:span></text:span><text:span text:style-name="Strong_20_Emphasis"><text:span text:style-name="T5">)</text:span></text:span><text:span text:style-name="T5"><text:line-break/>Oczekiwany status: 400 Bad Request<text:line-break/>Obecny status: 500 Internal Server Error<text:line-break/> </text:span></text:p>
        </text:list-item>
        <text:list-item>
          <text:p text:style-name="P12"><text:span text:style-name="Strong_20_Emphasis"><text:span text:style-name="T5">Edge case – wypożyczenie już zajętego egzemplarza</text:span></text:span><text:span text:style-name="T5"><text:line-break/>Oczekiwany status: 400 Bad Request<text:line-break/>Obecny status: 500 Internal Server Error<text:line-break/>. </text:span></text:p>
        </text:list-item>
        <text:list-item>
          <text:p text:style-name="P12"><text:span text:style-name="Strong_20_Emphasis"><text:span text:style-name="T5">Brak autoryzacji przy dodawaniu wypożyczenia</text:span></text:span><text:span text:style-name="T5"><text:line-break/>Oczekiwany status: 401 Unauthorized<text:line-break/>Obecny status: 200 OK<text:line-break/> </text:span></text:p>
        </text:list-item>
        <text:list-item>
          <text:p text:style-name="P5"><text:span text:style-name="Strong_20_Emphasis"><text:span text:style-name="T5">Edge case – różne strefy czasowe (time zone)</text:span></text:span><text:span text:style-name="T5"><text:line-break/>Oczekiwany rezultat: operacja powinna działać niezależnie od stref czasowych lub poprawnie przeliczać daty (Status 200 OK)</text:span></text:p>
          <text:p text:style-name="P8">Obecny status: 400 Bad Request<text:line-break/></text:p>
          <text:p text:style-name="P5"><text:span text:style-name="T5">Obserwacja: przy podaniu dat w różnych strefach czasowych (</text:span><text:span text:style-name="Source_20_Text"><text:span text:style-name="T5">rentDate</text:span></text:span><text:span text:style-name="T5"> i </text:span><text:span text:style-name="Source_20_Text"><text:span text:style-name="T5">expirationDate</text:span></text:span><text:span text:style-name="T5">) backend zwraca błąd, można go skorygować poprzez normalizacje dat do UTC.</text:span></text:p>
          <text:p text:style-name="P8"/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BMPlexMono" svg:font-family="IBMPlexMono, 'Courier New', monospace, Consolas, 'Courier New', monospace"/>
    <style:font-face style:name="OpenSymbol" svg:font-family="OpenSymbol"/>
    <style:font-face style:name="Roboto" svg:font-family="Roboto"/>
    <style:font-face style:name="Arial2" svg:font-family="Arial" style:font-family-generic="swiss"/>
    <style:font-face style:name="San ser" svg:font-family="'San ser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31T18:21:10.16</meta:creation-date>
    <dc:date>2026-03-31T19:04:32.36</dc:date>
    <meta:editing-duration>PT15M8S</meta:editing-duration>
    <meta:editing-cycles>3</meta:editing-cycles>
    <meta:generator>OpenOffice/4.1.16$Win32 OpenOffice.org_project/4116m3$Build-9816</meta:generator>
    <meta:document-statistic meta:table-count="0" meta:image-count="0" meta:object-count="0" meta:page-count="3" meta:paragraph-count="37" meta:word-count="503" meta:character-count="3441"/>
  </office:meta>
</office:document-meta>
</file>